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2C000000A9ACDE52A7B90CAE6E.png" manifest:media-type="image/png"/>
  <manifest:file-entry manifest:full-path="Pictures/10000000000000580000001F6DB2A48097021B8E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T1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 presentation:user-transformed="true">
          <draw:text-box>
            <text:p>Ubuntu</text:p>
          </draw:text-box>
        </draw:frame>
        <draw:frame presentation:style-name="pr2" draw:text-style-name="P3" draw:layer="layout" svg:width="25.199cm" svg:height="7.65cm" svg:x="1.4cm" svg:y="6.6cm" presentation:class="subtitle" presentation:user-transformed="true">
          <draw:text-box>
            <text:p text:style-name="P2">Ubuntu Linux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Ubuntu Linux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buntu (/ʊˈbʊntuː/ (listen) uu-BUUN-too)[7] is a Linux distribution based on Debian and composed mostly of free and open-source software.[8][9][10] Ubuntu is officially released in three editions: Desktop,[11] Server,[12] and Core[13] for Internet of things devices[14] and robots.[15][16] All the editions can run on the computer alone, or in a virtual machine.[17] Ubuntu is a popular operating system for cloud computing, with support for OpenStack.[18] Ubuntu's default desktop has been GNOME since version 17.10.[19]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presentation:style-name="pr7" draw:text-style-name="P5" draw:layer="layout" svg:width="19.999cm" svg:height="2.63cm" svg:x="6.6cm" svg:y="6.6cm" presentation:class="title" presentation:user-transformed="true">
          <draw:text-box>
            <text:p><text:span text:style-name="T1">.</text:span></text:p>
          </draw:text-box>
        </draw:frame>
        <draw:frame draw:style-name="gr2" draw:text-style-name="P6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draw:frame draw:style-name="gr3" draw:text-style-name="P7" draw:layer="layout" svg:width="17.931cm" svg:height="10.098cm" svg:x="5.298cm" svg:y="2.087cm">
          <draw:image xlink:href="Pictures/100000000000012C000000A9ACDE52A7B90CAE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05T15:18:55.346584284</meta:creation-date>
    <meta:editing-duration>PT3M58S</meta:editing-duration>
    <meta:editing-cycles>2</meta:editing-cycles>
    <meta:generator>LibreOffice/7.3.6.2$Linux_X86_64 LibreOffice_project/30$Build-2</meta:generator>
    <dc:title>Blueprint Plans</dc:title>
    <dc:date>2022-10-05T15:22:50.957436481</dc:date>
    <meta:document-statistic meta:object-count="67"/>
  </office:meta>
</office:document-meta>
</file>